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2aa1da"/>
    </style:style>
    <style:style style:name="P4" style:family="paragraph" style:parent-style-name="Standard">
      <style:text-properties officeooo:rsid="031f56a8" officeooo:paragraph-rsid="03203e45"/>
    </style:style>
    <style:style style:name="P5" style:family="paragraph" style:parent-style-name="Standard">
      <style:text-properties officeooo:rsid="0322bee4" officeooo:paragraph-rsid="0322bee4"/>
    </style:style>
    <style:style style:name="P6" style:family="paragraph" style:parent-style-name="Standard">
      <style:text-properties fo:font-style="normal" officeooo:rsid="0322bee4" officeooo:paragraph-rsid="03203e45" style:font-style-asian="normal" style:font-style-complex="normal"/>
    </style:style>
    <style:style style:name="P7" style:family="paragraph" style:parent-style-name="Standard">
      <style:text-properties fo:font-style="normal" officeooo:rsid="0322bee4" officeooo:paragraph-rsid="0322bee4" style:font-style-asian="normal" style:font-style-complex="normal"/>
    </style:style>
    <style:style style:name="P8" style:family="paragraph" style:parent-style-name="Standard">
      <style:text-properties style:use-window-font-color="true" fo:font-style="normal" officeooo:rsid="0322bee4" officeooo:paragraph-rsid="0322bee4" fo:background-color="transparent" style:font-style-asian="normal" style:font-style-complex="normal"/>
    </style:style>
    <style:style style:name="P9" style:family="paragraph" style:parent-style-name="Standard">
      <style:text-properties style:use-window-font-color="true" fo:font-style="normal" officeooo:rsid="03267323" officeooo:paragraph-rsid="03267323" fo:background-color="transparent" style:font-style-asian="normal" style:font-style-complex="normal"/>
    </style:style>
    <style:style style:name="P10" style:family="paragraph" style:parent-style-name="Standard">
      <style:text-properties style:use-window-font-color="true" fo:font-style="normal" officeooo:rsid="032826b7" officeooo:paragraph-rsid="0326c102" fo:background-color="transparent" style:font-style-asian="normal" style:font-style-complex="normal"/>
    </style:style>
    <style:style style:name="P11" style:family="paragraph" style:parent-style-name="Standard">
      <style:text-properties style:use-window-font-color="true" officeooo:paragraph-rsid="03267323" fo:background-color="transparent"/>
    </style:style>
    <style:style style:name="P12" style:family="paragraph" style:parent-style-name="Standard">
      <style:text-properties style:use-window-font-color="true" officeooo:paragraph-rsid="0326c102" fo:background-color="transparent"/>
    </style:style>
    <style:style style:name="P13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fo:background-color="transparent"/>
    </style:style>
    <style:style style:name="P14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fo:background-color="transparent"/>
    </style:style>
    <style:style style:name="P15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officeooo:paragraph-rsid="0322bee4" fo:background-color="transparent"/>
    </style:style>
    <style:style style:name="P16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style="normal" fo:font-weight="normal" officeooo:rsid="0322bee4" officeooo:paragraph-rsid="0322bee4" fo:background-color="transparent" style:font-style-asian="normal" style:font-style-complex="normal"/>
    </style:style>
    <style:style style:name="P17" style:family="paragraph" style:parent-style-name="Heading_20_2">
      <style:paragraph-properties fo:text-align="end" style:justify-single-word="false" style:writing-mode="rl-tb"/>
      <style:text-properties officeooo:rsid="031c8c18" officeooo:paragraph-rsid="031c8c18"/>
    </style:style>
    <style:style style:name="P18" style:family="paragraph" style:parent-style-name="Text_20_body" style:list-style-name="L1"/>
    <style:style style:name="P19" style:family="paragraph" style:parent-style-name="Heading_20_1">
      <style:text-properties officeooo:rsid="03527a26" officeooo:paragraph-rsid="03527a26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font-style="normal" fo:font-weight="normal" officeooo:paragraph-rsid="0322bee4" fo:background-color="transparent" style:font-style-asian="normal" style:font-style-complex="normal"/>
    </style:style>
    <style:style style:name="P21" style:family="paragraph" style:parent-style-name="Standard">
      <style:text-properties style:use-window-font-color="true" officeooo:rsid="0329ceb1" officeooo:paragraph-rsid="0329ceb1" fo:background-color="transparent"/>
    </style:style>
    <style:style style:name="P22" style:family="paragraph" style:parent-style-name="Standard">
      <style:text-properties officeooo:rsid="0354e92e" officeooo:paragraph-rsid="0354e9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3203e45" style:font-style-asian="normal" style:font-style-complex="normal"/>
    </style:style>
    <style:style style:name="T5" style:family="text">
      <style:text-properties fo:font-style="normal" officeooo:rsid="032236d1" style:font-style-asian="normal" style:font-style-complex="normal"/>
    </style:style>
    <style:style style:name="T6" style:family="text">
      <style:text-properties fo:font-style="normal" officeooo:rsid="0324436e" style:font-style-asian="normal" style:font-style-complex="normal"/>
    </style:style>
    <style:style style:name="T7" style:family="text">
      <style:text-properties fo:font-style="normal" officeooo:rsid="03267323" style:font-style-asian="normal" style:font-style-complex="normal"/>
    </style:style>
    <style:style style:name="T8" style:family="text">
      <style:text-properties fo:font-style="normal" officeooo:rsid="0326c102" style:font-style-asian="normal" style:font-style-complex="normal"/>
    </style:style>
    <style:style style:name="T9" style:family="text">
      <style:text-properties fo:font-style="normal" officeooo:rsid="032826b7" style:font-style-asian="normal" style:font-style-complex="normal"/>
    </style:style>
    <style:style style:name="T10" style:family="text">
      <style:text-properties fo:font-style="normal" officeooo:rsid="03358848" style:font-style-asian="normal" style:font-style-complex="normal"/>
    </style:style>
    <style:style style:name="T11" style:family="text">
      <style:text-properties officeooo:rsid="0322bee4"/>
    </style:style>
    <style:style style:name="T12" style:family="text">
      <style:text-properties officeooo:rsid="033bd0c4"/>
    </style:style>
    <style:style style:name="T13" style:family="text">
      <style:text-properties style:font-name="Droid Sans Mono" fo:font-size="10.5pt" fo:font-style="normal" fo:font-weight="normal" style:font-style-asian="normal" style:font-style-complex="normal"/>
    </style:style>
    <style:style style:name="T14" style:family="text">
      <style:text-properties style:font-name="Droid Sans Mono" fo:font-size="10.5pt" fo:font-style="normal" fo:font-weight="normal" officeooo:rsid="03267323" style:font-style-asian="normal" style:font-style-complex="normal"/>
    </style:style>
    <style:style style:name="T15" style:family="text">
      <style:text-properties officeooo:rsid="035325e3"/>
    </style:style>
    <style:style style:name="T16" style:family="text">
      <style:text-properties style:use-window-font-color="true" fo:font-style="normal" fo:background-color="transparent" loext:char-shading-value="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העמסה בשפת ++C</text:h>
      <text:p text:style-name="P17">העמסת פונקציות</text:p>
      <text:p text:style-name="P4"><text:span text:style-name="T1">העמסה</text:span> (overloading) היא מצב שבו יש כמה פונקציות עם אותו שם וארגומנטים שונים. הבחירה לאיזה פונקציה לקרוא מתבצעת ע"י <text:span text:style-name="T2">הקומפיילר</text:span><text:span text:style-name="T3">. </text:span><text:span text:style-name="T4">למה זה חשוב? כי זה מאפשר לנו לקרוא לפונקציות בשמות קצרים וברורים, ולסמוך על הקומפיילר שיבחר את הפונקציה הנכונה לפי הצורך. </text:span><text:span text:style-name="T5">הרבה מהתכונות המתקדמות של שפת ++C מסתמכות על העמסה, ולכן כדאי להכיר היטב את המנגנון. </text:span></text:p>
      <text:p text:style-name="P6"/>
      <text:p text:style-name="P7">איך הקומפיילר יודע איזה פונקציה לבחור? הוא עובד בכמה שלבים:</text:p>
      <text:p text:style-name="P7">1. מציאת כל הפונקציות עם השם המתאים.</text:p>
      <text:p text:style-name="P7">2. מתוך קבוצה 1, מציאת כל הפונקציות עם מספר הפרמטרים המתאים.</text:p>
      <text:p text:style-name="P7">3. מתוך קבוצה 2, מציאת הפונקציות עם סוג הפרמטרים המתאים ביותר.</text:p>
      <text:p text:style-name="P5"><text:span text:style-name="T3">שלב 3 הוא הכי מסובך, כי הקריטריון להתאמה בסוג הפרמטרים לא תמיד ברור. לדוגמה ראו בתיקיה 5. הגדרנו שם פונקציה בשם power המחשבת חזקה של שני מספרים. כשהחזקה היא מספר שלם </text:span><text:span text:style-name="T6">חיובי</text:span><text:span text:style-name="T3"> אפשר להשתמש ברקורסיה:</text:span></text:p>
      <text:p text:style-name="P20">int power(int a, unsigned int b) {</text:p>
      <text:p text:style-name="P15"><text:span text:style-name="T11"><text:tab/></text:span>cout &lt;&lt; " power of ints" &lt;&lt; endl;</text:p>
      <text:p text:style-name="P15"><text:span text:style-name="T11"><text:tab/></text:span>return b==0? 1: a*power(a,b-1);</text:p>
      <text:p text:style-name="P16">}</text:p>
      <text:p text:style-name="P8">אבל כשהחזקה היא מספר ממשי צריך להשתמש בלוג:</text:p>
      <text:p text:style-name="P14">double power(double a, double b) {</text:p>
      <text:p text:style-name="P14"><text:span text:style-name="T15"><text:tab/></text:span>cout &lt;&lt; " power of reals" &lt;&lt; endl;</text:p>
      <text:p text:style-name="P14"><text:span text:style-name="T15"><text:tab/></text:span>return exp(b*log(a));</text:p>
      <text:p text:style-name="P14">}</text:p>
      <text:p text:style-name="P13"/>
      <text:p text:style-name="P11"><text:span text:style-name="T7">הקריאה </text:span><text:span text:style-name="T13">power(2,3)</text:span><text:span text:style-name="T7"> <text:s/>מגיעה לפונקציה הראשונה והקריאה </text:span><text:span text:style-name="T14">power(2.0,3.5) </text:span><text:span text:style-name="T7"><text:s/>מגיעה לפונקציה השניה. <text:s/>לאן תגיע הקריאה </text:span><text:span text:style-name="T14">power(2,3.5)</text:span><text:span text:style-name="T7">? <text:s/>היינו מצפים שהיא תגיע לפונקציה השניה, אבל אצלי זו שגיאת קומפילציה - הקומפיילר לא בטוח לאיזו פונקציה התכווננו, רמת ההתאמה היא זהה כי בשני המקרים צריך לבצע המרה (להמיר מספר שלם לממשי או להיפך). </text:span></text:p>
      <text:p text:style-name="P9"/>
      <text:p text:style-name="P12"><text:span text:style-name="T7">לא</text:span><text:span text:style-name="T8">ן תגיע הקריאה </text:span><text:span text:style-name="T13">power(2,-3)</text:span><text:span text:style-name="T8">? היינו מצפים שהיא תגיע לפונקציה השניה כי החזקה שלילית, אבל אצלי היא מגיעה לפונקציה הראשונה ונכנסת לרקורסיה ארוכה מאד - המספר </text:span><text:span text:style-name="T10">מינוס</text:span><text:span text:style-name="T8">3 מומר למספר חיובי גדול</text:span><text:span text:style-name="T9"> - ממש לא מה שהתכווננו לעשות.</text:span></text:p>
      <text:p text:style-name="P10"/>
      <text:p text:style-name="P21"><text:span text:style-name="T9">ה</text:span><text:span text:style-name="T3">מסקנה: צריך מאד להיזהר בהעמסת פונקציות, במיוחד כשהן עם אותו מספר פרמטרים ועם פרמטרים מספריים. </text:span></text:p>
      <text:p text:style-name="P22"><text:span text:style-name="T16">ראו דוגמה בתיקיה 7.</text:span></text:p>
      <text:p text:style-name="Heading_20_2">מקורות</text:p>
      <text:list xml:id="list551581908" text:style-name="L1">
        <text:list-item>
          <text:p text:style-name="P18">מצגות של<text:span text:style-name="T12"> </text:span>אופיר פלא ומירי בן-ניסן.</text:p>
        </text:list-item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09:15:51.141559720</dc:date>
    <meta:editing-duration>P7DT14H15M32S</meta:editing-duration>
    <meta:editing-cycles>786</meta:editing-cycles>
    <meta:document-statistic meta:table-count="0" meta:image-count="0" meta:object-count="0" meta:page-count="1" meta:paragraph-count="26" meta:word-count="301" meta:character-count="1725" meta:non-whitespace-character-count="1440"/>
  </office:meta>
</office:document-meta>
</file>